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style:text-autospace="none"/>
      <style:text-properties officeooo:paragraph-rsid="0012b212"/>
    </style:style>
    <style:style style:name="P2" style:family="paragraph" style:parent-style-name="Standard">
      <style:text-properties officeooo:paragraph-rsid="0012b212"/>
    </style:style>
    <style:style style:name="P3" style:family="paragraph" style:parent-style-name="Standard" style:master-page-name="MP0">
      <style:paragraph-properties style:page-number="auto" fo:break-before="page"/>
      <style:text-properties officeooo:paragraph-rsid="0012b212"/>
    </style:style>
    <style:style style:name="P4" style:family="paragraph" style:parent-style-name="Heading_20_1">
      <style:text-properties officeooo:paragraph-rsid="0012b21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 tika text extraction test documents should contain the following text which is usually formatted in interesting ways:</text:p>
      <text:h text:style-name="P4" text:outline-level="1">XYZZY</text:h>
      <text:p text:style-name="P2"><text:span text:style-name="T2">Plugh</text:span></text:p>
      <text:p text:style-name="P2"><text:span text:style-name="T3">He picked a pack of pickled almonds.</text:span></text:p>
      <text:p text:style-name="P1"><text:span text:style-name="T1">Use the force duk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A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13-01-31T01:13:46.62</meta:creation-date>
    <meta:editing-cycles>1</meta:editing-cycles>
    <meta:editing-duration>P0D</meta:editing-duration>
    <meta:document-statistic meta:table-count="0" meta:image-count="0" meta:object-count="0" meta:page-count="1" meta:paragraph-count="5" meta:word-count="31" meta:character-count="186" meta:non-whitespace-character-count="160"/>
    <meta:template xlink:type="simple" xlink:actuate="onRequest" xlink:title="" xlink:href="Normal.dotm"/>
  </office:meta>
</office:document-meta>
</file>